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07f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officeooo:rsid="4062ffbb"/>
    </style:style>
    <style:style style:name="T38" style:family="text">
      <style:text-properties officeooo:rsid="40635f85"/>
    </style:style>
    <style:style style:name="T39" style:family="text">
      <style:text-properties officeooo:rsid="40678fea"/>
    </style:style>
    <style:style style:name="T40" style:family="text">
      <style:text-properties officeooo:rsid="40748320"/>
    </style:style>
    <style:style style:name="T41" style:family="text">
      <style:text-properties officeooo:rsid="3449857d"/>
    </style:style>
    <style:style style:name="T42" style:family="text">
      <style:text-properties officeooo:rsid="40815e97"/>
    </style:style>
    <style:style style:name="T43" style:family="text">
      <style:text-properties officeooo:rsid="3fa4dedd"/>
    </style:style>
    <style:style style:name="T44" style:family="text">
      <style:text-properties officeooo:rsid="40c20d00"/>
    </style:style>
    <style:style style:name="T45" style:family="text">
      <style:text-properties officeooo:rsid="2e2d83da"/>
    </style:style>
    <style:style style:name="T46" style:family="text">
      <style:text-properties officeooo:rsid="4c43b58b"/>
    </style:style>
    <style:style style:name="T47" style:family="text">
      <style:text-properties officeooo:rsid="408d524f"/>
    </style:style>
    <style:style style:name="T48" style:family="text">
      <style:text-properties officeooo:rsid="2f7a955a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3" style:family="text">
      <style:text-properties fo:color="#010101" style:font-name="標楷體1" fo:font-size="6pt" style:font-size-asian="6pt" style:font-size-complex="6pt"/>
    </style:style>
    <style:style style:name="T54" style:family="text">
      <style:text-properties fo:color="#010101" style:font-name="標楷體1" fo:font-size="16pt" style:font-name-asian="標楷體1" style:font-size-asian="16pt" style:font-size-complex="16pt"/>
    </style:style>
    <style:style style:name="T5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6" style:family="text">
      <style:text-properties fo:color="#010101" style:font-name="標楷體1" style:font-name-asian="標楷體1"/>
    </style:style>
    <style:style style:name="T57" style:family="text">
      <style:text-properties fo:color="#010101" fo:font-size="16pt" officeooo:rsid="2e2d83da" style:font-size-asian="16pt" style:font-size-complex="16pt"/>
    </style:style>
    <style:style style:name="T58" style:family="text">
      <style:text-properties officeooo:rsid="41370238"/>
    </style:style>
    <style:style style:name="T59" style:family="text">
      <style:text-properties officeooo:rsid="41635688"/>
    </style:style>
    <style:style style:name="T60" style:family="text">
      <style:text-properties officeooo:rsid="4186ef52"/>
    </style:style>
    <style:style style:name="T61" style:family="text">
      <style:text-properties officeooo:rsid="419714e9"/>
    </style:style>
    <style:style style:name="T62" style:family="text">
      <style:text-properties officeooo:rsid="41e633aa"/>
    </style:style>
    <style:style style:name="T63" style:family="text">
      <style:text-properties officeooo:rsid="41d59a38"/>
    </style:style>
    <style:style style:name="T64" style:family="text">
      <style:text-properties officeooo:rsid="41e633aa" style:font-name-asian="標楷體1"/>
    </style:style>
    <style:style style:name="T65" style:family="text">
      <style:text-properties fo:color="#1c1c1c"/>
    </style:style>
    <style:style style:name="T66" style:family="text">
      <style:text-properties fo:color="#1c1c1c" style:font-name="標楷體1" style:font-name-asian="標楷體1"/>
    </style:style>
    <style:style style:name="T67" style:family="text">
      <style:text-properties officeooo:rsid="2b6f314a"/>
    </style:style>
    <style:style style:name="T68" style:family="text">
      <style:text-properties officeooo:rsid="42f7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45423407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7"> </text:span>起床。</text:p>
                          <text:list>
                            <text:list-item>
                              <text:p text:style-name="P14">生 更多的 小孩 <text:span text:style-name="T29">↔</text:span><text:span text:style-name="T38"> 種 更多的 農田</text:span>。</text:p>
                              <text:list>
                                <text:list-item>
                                  <text:p text:style-name="P13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7"> </text:span>回家、休息。</text:p>
                            </text:list-item>
                            <text:list-item>
                              <text:p text:style-name="P12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2">↔</text:span><text:span text:style-name="T38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9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5">YouTube</text:span>）世<text:span text:style-name="T5">上</text:span><text:span text:style-name="T7">40%工</text:span><text:span text:style-name="T4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7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5">YouTube</text:span>）人類<text:span text:style-name="T5">有</text:span><text:span text:style-name="T6">40%</text:span><text:span text:style-name="T37">的工作沒意義？這</text:span><text:span text:style-name="T16">5</text:span><text:span text:style-name="T37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39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1">↔</text:span> 提升 文明程度、群體程度、個體程度。</text:p>
                  <text:list>
                    <text:list-item>
                      <text:p text:style-name="P28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5">，</text:span>工業革命，改變 生產模式，從 紡織工人 改變成 紡織機。</text:p>
                    </text:list-item>
                    <text:list-item>
                      <text:p text:style-name="P30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4"><text:span text:style-name="T41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3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2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1">aulo Freire </text:span><text:span text:style-name="T4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5"> </text:span><text:span text:style-name="T33">↔</text:span><text:span text:style-name="T45"> 個體獨立</text:span>思考的<text:span text:style-name="T4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6">精準</text:span>建立 側寫（<text:span text:style-name="T22">profile</text:span>）。</text:p>
                  <text:list>
                    <text:list-item>
                      <text:p text:style-name="P50">大規模建立<text:span text:style-name="T45"> </text:span><text:span text:style-name="T33">↔</text:span><text:span text:style-name="T45"> </text:span>大規模監控。</text:p>
                    </text:list-item>
                    <text:list-item>
                      <text:p text:style-name="P51"><text:span text:style-name="T46">精準</text:span>建立<text:span text:style-name="T45"> </text:span><text:span text:style-name="T33">↔</text:span><text:span text:style-name="T45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2">profile)</text:span>，<text:span text:style-name="T47">整形外科</text:span> 消費者、潛在消費者、國民群、領導層、群體。</text:p>
                  <text:list>
                    <text:list-item>
                      <text:p text:style-name="P52"><text:span text:style-name="T47">整形外科 是</text:span>（<text:span text:style-name="T47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37"><text:span text:style-name="T52">明顯例子，</text:span><text:span text:style-name="T51">金權制</text:span><text:span text:style-name="T52">，</text:span>私人利益、金融系統利益 比 群體利益 更重要。</text:p>
              <text:list>
                <text:list-item>
                  <text:p text:style-name="P138">富豪 有機率認定，單一超富有、一小群富有、一大群貧窮 更<text:span text:style-name="T50">有好處</text:span>。</text:p>
                  <text:list>
                    <text:list-item>
                      <text:p text:style-name="P148"><text:span text:style-name="T50">貧窮 對 一部分的人 有好處</text:span>。</text:p>
                      <text:list>
                        <text:list-item>
                          <text:p text:style-name="P148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8">明顯例子，富豪、既得利益者 有機率認定，金融系統 絕對不能 崩塌。</text:p>
                  <text:list>
                    <text:list-item>
                      <text:p text:style-name="P138">富豪 有機率認定，維護和優化金融系統 比 一大群脫離貧窮 更重要。</text:p>
                      <text:list>
                        <text:list-item>
                          <text:p text:style-name="P138">優化 金融系統 不是 讓 一大群 脫離貧窮、有更多空閒時間。<text:span text:style-name="T53">{、空間}</text:span></text:p>
                        </text:list-item>
                        <text:list-item>
                          <text:p text:style-name="P138">優化 金融系統 是 讓 富豪 能夠賺到 更多 錢、資產、空閒時空。</text:p>
                        </text:list-item>
                        <text:list-item>
                          <text:p text:style-name="P138">優化 金融系統 是讓 既得利益者 能夠更快 獲得 錢、資產、利益。</text:p>
                        </text:list-item>
                        <text:list-item>
                          <text:p text:style-name="P138">優化 金融系統 是 讓 富豪、既得利益者 鞏固、優化 金權、金勢。</text:p>
                        </text:list-item>
                        <text:list-item>
                          <text:p text:style-name="P138">勢 是（無兵伐勢 的）勢。</text:p>
                        </text:list-item>
                      </text:list>
                    </text:list-item>
                    <text:list-item>
                      <text:p text:style-name="P138"><text:span text:style-name="T49">一大群 有機率有 </text:span><text:span text:style-name="T51">人質症候群</text:span>。</text:p>
                      <text:list>
                        <text:list-item>
                          <text:p text:style-name="P138"><text:span text:style-name="T49">一大群 對 金融系統、富豪、既得利益者，有機率有 </text:span><text:span text:style-name="T51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38"><text:span text:style-name="T49">一大群 有機率（自願、為了保護自己的現有利益）保護 金融系統</text:span>。</text:p>
                        </text:list-item>
                        <text:list-item>
                          <text:p text:style-name="P138"><text:span text:style-name="T49">假定，某一特定</text:span><text:span text:style-name="T51">個體 </text:span><text:span text:style-name="T49">有機率 降低、退化 金融系統。</text:span></text:p>
                        </text:list-item>
                        <text:list-item>
                          <text:p text:style-name="P138"><text:span text:style-name="T49">一大群 有機率 仇視、攻擊、傷害</text:span><text:span text:style-name="T51"> 該個體</text:span>。</text:p>
                        </text:list-item>
                        <text:list-item>
                          <text:p text:style-name="P138">抽象例子，（柏拉圖 認定的）洞穴理論。</text:p>
                        </text:list-item>
                        <text:list-item>
                          <text:p text:style-name="P104">抽象例子，<text:span text:style-name="T4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8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6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5"> </text:span><text:span text:style-name="T33">↔</text:span><text:span text:style-name="T45"> 一大群</text:span>。</text:p>
                  <text:list>
                    <text:list-item>
                      <text:p text:style-name="P72">採蜜<text:span text:style-name="T45"> </text:span><text:span text:style-name="T33">↔</text:span><text:span text:style-name="T45"> 賺錢</text:span>。<text:span text:style-name="T54">{</text:span><text:span text:style-name="T57">（使用、花費 體力、腦力、專注力、時間、空間、能量、儲</text:span><text:span text:style-name="T55">量</text:span><text:span text:style-name="T57">、</text:span><text:span text:style-name="T55">宗量</text:span><text:span text:style-name="T57">）賺錢</text:span><text:span text:style-name="T54">}</text:span></text:p>
                    </text:list-item>
                    <text:list-item>
                      <text:p text:style-name="P73">吃蜜<text:span text:style-name="T45"> </text:span><text:span text:style-name="T33">↔</text:span><text:span text:style-name="T45"> 消費、投機、買負債、買生存事物</text:span>。</text:p>
                    </text:list-item>
                    <text:list-item>
                      <text:p text:style-name="P74">儲蜜<text:span text:style-name="T45"> </text:span><text:span text:style-name="T33">↔</text:span><text:span text:style-name="T45"> 存錢、投資、買資產、買生活事物</text:span>。</text:p>
                    </text:list-item>
                    <text:list-item>
                      <text:p text:style-name="P75">蜂農<text:span text:style-name="T45"> </text:span><text:span text:style-name="T33">↔</text:span><text:span text:style-name="T45"> 單一、一小群</text:span>。</text:p>
                    </text:list-item>
                    <text:list-item>
                      <text:p text:style-name="P76">蜂箱<text:span text:style-name="T45"> </text:span><text:span text:style-name="T33">↔</text:span><text:span text:style-name="T45"> 資本主義、共產主義、金融系統</text:span>的<text:span text:style-name="T45">一部分</text:span>。</text:p>
                      <text:list>
                        <text:list-item>
                          <text:p text:style-name="P77">蜂場 <text:span text:style-name="T33">↔</text:span><text:span text:style-name="T45"> 金融系統</text:span>。</text:p>
                        </text:list-item>
                        <text:list-item>
                          <text:p text:style-name="P78">養蜂（循環<text:span text:style-name="T45">系統）</text:span><text:span text:style-name="T33">↔</text:span><text:span text:style-name="T45"> 金融系統。</text:span></text:p>
                        </text:list-item>
                        <text:list-item>
                          <text:p text:style-name="P78"><text:span text:style-name="T45">整個</text:span>養蜂產業<text:span text:style-name="T45"> </text:span><text:span text:style-name="T33">↔</text:span><text:span text:style-name="T45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5"> </text:span><text:span text:style-name="T33">↔</text:span><text:span text:style-name="T45"> 錢、資產、公司、房屋、成果</text:span>。</text:p>
                    </text:list-item>
                    <text:list-item>
                      <text:p text:style-name="P79">蜂蠟<text:span text:style-name="T45"> </text:span><text:span text:style-name="T33">↔</text:span>（政府、國家、群體 認定、判定 非法的、不合法的）<text:span text:style-name="T45">錢、資產、公司、房屋</text:span>。</text:p>
                    </text:list-item>
                    <text:list-item>
                      <text:p text:style-name="P80">攪蜜機<text:span text:style-name="T45"> </text:span><text:span text:style-name="T33">↔</text:span><text:span text:style-name="T45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9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60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3">3份</text:span><text:span text:style-name="T59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9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61">到 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61">到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61">到 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61">到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40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6">(該系統 的)某一特定內在物質(的 </text:span><text:span text:style-name="T5">方式</text:span><text:span text:style-name="T66">)</text:span>決定<text:span text:style-name="T65"> 該系統的 </text:span>德。</text:p>
                                </text:list-item>
                                <text:list-item>
                                  <text:p text:style-name="P141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41">德 是 第一個個體 認定的 德。</text:p>
                                    </text:list-item>
                                    <text:list-item>
                                      <text:p text:style-name="P141">德 是 對於 第一個個體 來說，的 德。</text:p>
                                    </text:list-item>
                                    <text:list-item>
                                      <text:p text:style-name="P141">德 是 以 第一個個體 為 坐標系零點，的 德。</text:p>
                                      <text:list>
                                        <text:list-item>
                                          <text:p text:style-name="P141">德 是 好德、壞德。</text:p>
                                        </text:list-item>
                                        <text:list-item>
                                          <text:p text:style-name="P141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2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42">第一個個體 取得、儲存、支出 某一特定個體 決定 第一個個體、該個體的德。</text:p>
                                </text:list-item>
                                <text:list-item>
                                  <text:p text:style-name="P143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44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3"> </text:span><text:span text:style-name="T34">↔</text:span><text:span text:style-name="T62">（道、德 的）道</text:span>。</text:p>
                  <text:list>
                    <text:list-item>
                      <text:p text:style-name="P100"><text:span text:style-name="T64">金融系統</text:span><text:span text:style-name="T63"> </text:span><text:span text:style-name="T34">↔</text:span><text:span text:style-name="T62">（道、德 的）道</text:span>。</text:p>
                    </text:list-item>
                    <text:list-item>
                      <text:p text:style-name="P101">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<text:list>
                        <text:list-item>
                          <text:p text:style-name="P101">（群體）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  <text:list-item>
                          <text:p text:style-name="P101">（單一、一小群、一大群）賺錢的 方式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4">↔</text:span><text:span text:style-name="T62"> 氧氣、毒液、血液</text:span>。</text:p>
                          <text:list>
                            <text:list-item>
                              <text:p text:style-name="P109">金融系統 <text:span text:style-name="T34">↔</text:span><text:span text:style-name="T62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2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2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45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7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7">人文主義</text:span>。</text:p>
                </text:list-item>
                <text:list-item>
                  <text:p text:style-name="P116">社會達爾文<text:span text:style-name="T67">人文主義</text:span>。</text:p>
                </text:list-item>
              </text:list>
            </text:list-item>
            <text:list-item>
              <text:p text:style-name="P117"><text:span text:style-name="T67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35"><text:span text:style-name="T63">該個體的 認定（在 未來）有機率 改變</text:span>。</text:p>
                                </text:list-item>
                                <text:list-item>
                                  <text:p text:style-name="P136"><text:span text:style-name="T63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46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7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7">人文主義 是 </text:span>社會型人文主義。</text:p>
                      <text:list>
                        <text:list-item>
                          <text:p text:style-name="P147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7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  <text:list-item>
                          <text:p text:style-name="P128">抽象例子，代理孕母交易、器官販賣、人口買賣。</text:p>
                          <text:list>
                            <text:list-item>
                              <text:p text:style-name="P128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  <text:list-item>
                  <text:p text:style-name="P130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1">無主地先佔。</text:p>
                      <text:list>
                        <text:list-item>
                          <text:p text:style-name="P132">大自然 被 私有財產化。</text:p>
                        </text:list-item>
                      </text:list>
                    </text:list-item>
                    <text:list-item>
                      <text:p text:style-name="P131">私有財產、市場經濟、土地開發。</text:p>
                    </text:list-item>
                    <text:list-item>
                      <text:p text:style-name="P13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1">政府存在的目的就是保障生命跟私有財產。</text:p>
                    </text:list-item>
                    <text:list-item>
                      <text:p text:style-name="P131">政府統治的正當性是人民賦予的。</text:p>
                    </text:list-item>
                    <text:list-item>
                      <text:p text:style-name="P131">生命、自由、追求幸福，是造物主賦予的不可剝奪的權利。</text:p>
                    </text:list-item>
                    <text:list-item>
                      <text:p text:style-name="P13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1">不能讓人民活不下去。</text:p>
                    </text:list-item>
                    <text:list-item>
                      <text:p text:style-name="P131">政治要為經濟服務。</text:p>
                    </text:list-item>
                    <text:list-item>
                      <text:p text:style-name="P131">洛克所處的<text:span text:style-name="T14">17世</text:span><text:span text:style-name="T68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1">自我的所有權。</text:p>
                    </text:list-item>
                    <text:list-item>
                      <text:p text:style-name="P131">地主、資方繼承了世世代代的財富。</text:p>
                    </text:list-item>
                    <text:list-item>
                      <text:p text:style-name="P131">被迫服從。</text:p>
                    </text:list-item>
                    <text:list-item>
                      <text:p text:style-name="P13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新聞報導"/>新聞報導<text:bookmark-end text:name="新聞報導"/></text:p>
          <text:list>
            <text:list-item>
              <text:p text:style-name="P133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33">加害者隱身現象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01:17:47.407000000</dc:date>
    <meta:editing-duration>P16DT22H40M51S</meta:editing-duration>
    <meta:editing-cycles>15843</meta:editing-cycles>
    <meta:document-statistic meta:table-count="0" meta:image-count="0" meta:object-count="0" meta:page-count="1" meta:paragraph-count="323" meta:word-count="8129" meta:character-count="9397" meta:non-whitespace-character-count="8607"/>
  </office:meta>
</office:document-meta>
</file>